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" fo:font-size="12pt" officeooo:rsid="0011dd34" officeooo:paragraph-rsid="0017b9b7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" fo:font-size="12pt" officeooo:rsid="0011dd34" officeooo:paragraph-rsid="0018fba5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Arial" fo:font-size="12pt" officeooo:rsid="0011dd34" officeooo:paragraph-rsid="0013b1c8" style:font-size-asian="12pt" style:font-size-complex="12pt"/>
    </style:style>
    <style:style style:name="P5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P6" style:family="paragraph" style:parent-style-name="Preformatted_20_Text">
      <style:text-properties style:font-name="Arial"/>
    </style:style>
    <style:style style:name="P7" style:family="paragraph" style:parent-style-name="Heading_20_1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13b1c8"/>
    </style:style>
    <style:style style:name="T3" style:family="text">
      <style:text-properties style:font-name="Arial" officeooo:rsid="0018fba5"/>
    </style:style>
    <style:style style:name="T4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bout the Book </text:h>
      <text:p text:style-name="P6"/>
      <text:p text:style-name="P3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3"/>
      <text:p text:style-name="P3">FreeBasic is a cross-platform compiler, however this book concentrates on using FreeBasic under the 32-bit Microsoft Windows™ and GNU/Linux operating systems.</text:p>
      <text:p text:style-name="P3">However, other than the installation and setup portions of this book, most of the code should run under any of the supported platforms. </text:p>
      <text:p text:style-name="P3"/>
      <text:p text:style-name="P3">All of the source code presented in this book is original code, and can be downloaded from the Clark Productions website located at <text:span text:style-name="T4">HTTP://rdc.ascii-world.com/ or http://freebasic.hmcsoft.org/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rdc.ascii-world.com/</text:span></text:a><text:span text:style-name="T2"> no longer works</text:span>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ascii-world.wikidot.com/</text:span></text:a><text:span text:style-name="T2"> </text:span><text:a xlink:type="simple" xlink:href="http://ascii-world.wikidot.com/" text:style-name="Internet_20_link" text:visited-style-name="Visited_20_Internet_20_Link"><text:span text:style-name="T2">h</text:span></text:a><text:span text:style-name="T2">owever has an interview with Richard D Clark (aka the author) at http://ascii-world.wikidot.com/interview-with-richard-d-clark</text:span></text:p>
      <text:p text:style-name="P1"><text:span text:style-name="T1">- </text:span><text:a xlink:type="simple" xlink:href="http://freebasic.hmcsoft.org/" text:style-name="Internet_20_link" text:visited-style-name="Visited_20_Internet_20_Link"><text:span text:style-name="T1">http://freebasic.hmcsoft.org/</text:span></text:a><text:span text:style-name="T1"> </text:span><text:span text:style-name="T3">no longer works &amp; only shows a “sorry” message.</text:span></text:p>
      <text:p text:style-name="P2"><text:span text:style-name="T1">- </text:span><text:span text:style-name="T2">Clark Productions host some material on </text:span><text:a xlink:type="simple" xlink:href="http://users.freebasic-portal.de/rdc/index.html" text:style-name="Internet_20_link" text:visited-style-name="Visited_20_Internet_20_Link"><text:span text:style-name="T2">http://users.freebasic-portal.de/rdc/index.html</text:span></text:a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size-asian="10.5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 style:font-size-asian="10.5pt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1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Arial1" fo:font-family="Arial" style:font-style-name="Regular" style:font-family-generic="swiss" style:font-pitch="variable" style:font-size-asian="10.5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2" style:family="paragraph" style:parent-style-name="Preformatted_20_Text" style:list-style-name="List_20_1">
      <style:paragraph-properties text:number-lines="true" text:line-number="1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9in" fo:page-height="9.8402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9-04-11T20:53:53.625758326</dc:date>
    <meta:editing-duration>PT9H38M7S</meta:editing-duration>
    <meta:editing-cycles>16</meta:editing-cycles>
    <meta:generator>LibreOffice/5.2.7.2$Linux_ARM_EABI LibreOffice_project/20m0$Build-2</meta:generator>
    <meta:document-statistic meta:table-count="0" meta:image-count="0" meta:object-count="0" meta:page-count="1" meta:paragraph-count="11" meta:word-count="167" meta:character-count="1201" meta:non-whitespace-character-count="1040"/>
    <meta:user-defined meta:name="w2e_MetaAuthor">fbeginnerm1</meta:user-defined>
    <meta:user-defined meta:name="w2e_MetaBackgroundColor">000000</meta:user-defined>
    <meta:user-defined meta:name="w2e_MetaCoverType">None</meta:user-defined>
    <meta:user-defined meta:name="w2e_MetaISBN">d</meta:user-defined>
    <meta:user-defined meta:name="w2e_MetaLanguage" meta:value-type="string">en</meta:user-defined>
    <meta:user-defined meta:name="w2e_MetaOriginalTitle" meta:value-type="string">s</meta:user-defined>
    <meta:user-defined meta:name="w2e_MetaPublisher" meta:value-type="string">d</meta:user-defined>
    <meta:user-defined meta:name="w2e_MetaPublishingDate" meta:value-type="string">2019-12-12</meta:user-defined>
    <meta:user-defined meta:name="w2e_MetaTags" meta:value-type="string">d</meta:user-defined>
    <meta:user-defined meta:name="w2e_MetaTitle" meta:value-type="string">fb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  <meta:template xlink:type="simple" xlink:actuate="onRequest" xlink:title="" xlink:href="../fbeginnerm.odm" meta:date="2019-04-09T22:13:41.411431823"/>
  </office:meta>
</office:document-meta>
</file>